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7000000539D13C0667B5875DA.png" manifest:media-type="image/png"/>
  <manifest:file-entry manifest:full-path="Pictures/10000201000001A30000003EE835BA1BA4C32247.png" manifest:media-type="image/png"/>
  <manifest:file-entry manifest:full-path="Pictures/1000020100000224000001D6F0894FC85A9BC417.png" manifest:media-type="image/png"/>
  <manifest:file-entry manifest:full-path="Pictures/10000201000002A300000138211D3E744658E790.png" manifest:media-type="image/png"/>
  <manifest:file-entry manifest:full-path="Pictures/10000201000001B20000003A6CCBC97B392D98CD.png" manifest:media-type="image/png"/>
  <manifest:file-entry manifest:full-path="Pictures/10000201000004F50000006467307E99A50C11E6.png" manifest:media-type="image/png"/>
  <manifest:file-entry manifest:full-path="Pictures/10000201000002630000003B7951A497DA6817D9.png" manifest:media-type="image/png"/>
  <manifest:file-entry manifest:full-path="Pictures/100002010000053E000000A83AA5CD5837A86AAA.png" manifest:media-type="image/png"/>
  <manifest:file-entry manifest:full-path="Pictures/100002010000037A0000007E2F71CC3D7B803EE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1b39" officeooo:paragraph-rsid="00141b39"/>
    </style:style>
    <style:style style:name="P2" style:family="paragraph" style:parent-style-name="Standard">
      <style:text-properties officeooo:paragraph-rsid="00141b39"/>
    </style:style>
    <style:style style:name="P3" style:family="paragraph" style:parent-style-name="Standard">
      <style:text-properties officeooo:paragraph-rsid="00141b39"/>
    </style:style>
    <style:style style:name="P4" style:family="paragraph" style:parent-style-name="Standard">
      <style:text-properties officeooo:rsid="0019b1a0" officeooo:paragraph-rsid="0019b1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476cm" svg:y="1.917cm" svg:width="17cm" svg:height="3.219cm" draw:z-index="0"><draw:image xlink:href="Pictures/100002010000037A0000007E2F71CC3D7B803EEC.png" xlink:type="simple" xlink:show="embed" xlink:actuate="onLoad" loext:mime-type="image/png"/></draw:frame></text:p>
      <text:p text:style-name="Standard"/>
      <text:p text:style-name="P1">insert to one:</text:p>
      <text:p text:style-name="Standard"/>
      <text:p text:style-name="P1">insert to many:</text:p>
      <text:p text:style-name="P2"><draw:frame draw:style-name="fr1" draw:name="Image2" text:anchor-type="char" svg:x="-0.185cm" svg:y="0.422cm" svg:width="17cm" svg:height="4.341cm" draw:z-index="1"><draw:image xlink:href="Pictures/100002010000053E000000A83AA5CD5837A86AAA.png" xlink:type="simple" xlink:show="embed" xlink:actuate="onLoad" loext:mime-type="image/png"/></draw:frame></text:p>
      <text:p text:style-name="P2"/>
      <text:p text:style-name="P2"><draw:frame draw:style-name="fr1" draw:name="Image3" text:anchor-type="char" svg:x="-0.893cm" svg:y="0.178cm" svg:width="18.369cm" svg:height="3.547cm" draw:z-index="2"><draw:image xlink:href="Pictures/10000201000004F50000006467307E99A50C11E6.png" xlink:type="simple" xlink:show="embed" xlink:actuate="onLoad" loext:mime-type="image/png"/></draw:frame></text:p>
      <text:p text:style-name="P2"/>
      <text:p text:style-name="P2"><draw:frame draw:style-name="fr1" draw:name="Image4" text:anchor-type="char" svg:x="0.034cm" svg:y="0.429cm" svg:width="13.467cm" svg:height="8.759cm" draw:z-index="4"><draw:image xlink:href="Pictures/1000020100000224000001D6F0894FC85A9BC41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draw:frame draw:style-name="fr1" draw:name="Image5" text:anchor-type="char" svg:x="-0.005cm" svg:y="0.418cm" svg:width="11.086cm" svg:height="1.64cm" draw:z-index="3"><draw:image xlink:href="Pictures/10000201000001A30000003EE835BA1BA4C3224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7" text:anchor-type="char" svg:x="0.51cm" svg:y="-0.988cm" svg:width="11.483cm" svg:height="1.535cm" draw:z-index="6"><draw:image xlink:href="Pictures/10000201000001B20000003A6CCBC97B392D98CD.png" xlink:type="simple" xlink:show="embed" xlink:actuate="onLoad" loext:mime-type="image/png"/></draw:frame></text:p>
      <text:p text:style-name="P2"/>
      <text:p text:style-name="P2"/>
      <text:p text:style-name="P2"><draw:frame draw:style-name="fr1" draw:name="Image6" text:anchor-type="char" svg:x="0.286cm" svg:y="0.355cm" svg:width="16.166cm" svg:height="1.561cm" draw:z-index="5"><draw:image xlink:href="Pictures/10000201000002630000003B7951A497DA6817D9.png" xlink:type="simple" xlink:show="embed" xlink:actuate="onLoad" loext:mime-type="image/png"/></draw:frame></text:p>
      <text:p text:style-name="P4">or operation:</text:p>
      <text:p text:style-name="P2"/>
      <text:p text:style-name="P2"><draw:frame draw:style-name="fr1" draw:name="Image8" text:anchor-type="char" svg:x="-0.185cm" svg:y="0.095cm" svg:width="17cm" svg:height="3.149cm" draw:z-index="7"><draw:image xlink:href="Pictures/1000020100000507000000539D13C0667B5875DA.png" xlink:type="simple" xlink:show="embed" xlink:actuate="onLoad" loext:mime-type="image/png"/></draw:frame></text:p>
      <text:p text:style-name="P2"/>
      <text:p text:style-name="P2"/>
      <text:p text:style-name="P2"><draw:frame draw:style-name="fr1" draw:name="Image9" text:anchor-type="char" svg:x="0.238cm" svg:y="0.026cm" svg:width="17cm" svg:height="7.856cm" draw:z-index="8"><draw:image xlink:href="Pictures/10000201000002A300000138211D3E744658E79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0T14:18:58.824341532</meta:creation-date>
    <dc:date>2022-05-20T15:23:16.877261231</dc:date>
    <meta:editing-duration>PT4M58S</meta:editing-duration>
    <meta:editing-cycles>3</meta:editing-cycles>
    <meta:generator>LibreOffice/6.4.7.2$Linux_X86_64 LibreOffice_project/40$Build-2</meta:generator>
    <meta:document-statistic meta:table-count="0" meta:image-count="9" meta:object-count="0" meta:page-count="2" meta:paragraph-count="3" meta:word-count="8" meta:character-count="42" meta:non-whitespace-character-count="37"/>
  </office:meta>
</office:document-meta>
</file>